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fo:language="en" fo:country="US" officeooo:paragraph-rsid="00152f8c"/>
    </style:style>
    <style:style style:name="P2" style:family="paragraph" style:parent-style-name="Heading_20_1">
      <style:text-properties fo:language="en" fo:country="US" officeooo:paragraph-rsid="003c55a8"/>
    </style:style>
    <style:style style:name="P3" style:family="paragraph" style:parent-style-name="Sender">
      <style:text-properties fo:language="en" fo:country="US"/>
    </style:style>
    <style:style style:name="P4" style:family="paragraph" style:parent-style-name="Sender">
      <style:text-properties fo:language="en" fo:country="US" officeooo:paragraph-rsid="001e0f61"/>
    </style:style>
    <style:style style:name="P5" style:family="paragraph" style:parent-style-name="Subtitle">
      <style:text-properties fo:language="en" fo:country="US" officeooo:rsid="000ecb3f" officeooo:paragraph-rsid="000ecb3f"/>
    </style:style>
    <style:style style:name="P6" style:family="paragraph" style:parent-style-name="Text_20_body">
      <style:text-properties fo:language="en" fo:country="US" officeooo:rsid="000ecb3f" officeooo:paragraph-rsid="000ecb3f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en" fo:country="US" officeooo:rsid="00422567" officeooo:paragraph-rsid="00422567"/>
    </style:style>
    <style:style style:name="P9" style:family="paragraph" style:parent-style-name="Title">
      <style:text-properties fo:language="en" fo:country="US" officeooo:rsid="000d6418" officeooo:paragraph-rsid="000d6418"/>
    </style:style>
    <style:style style:name="T1" style:family="text">
      <style:text-properties officeooo:rsid="00104e46"/>
    </style:style>
    <style:style style:name="T2" style:family="text">
      <style:text-properties officeooo:rsid="00126823"/>
    </style:style>
    <style:style style:name="T3" style:family="text">
      <style:text-properties officeooo:rsid="0013747d"/>
    </style:style>
    <style:style style:name="T4" style:family="text">
      <style:text-properties officeooo:rsid="00152f8c"/>
    </style:style>
    <style:style style:name="T5" style:family="text">
      <style:text-properties officeooo:rsid="0017b369"/>
    </style:style>
    <style:style style:name="T6" style:family="text">
      <style:text-properties officeooo:rsid="001e0f61"/>
    </style:style>
    <style:style style:name="T7" style:family="text">
      <style:text-properties fo:language="en" fo:country="US" officeooo:rsid="00152f8c"/>
    </style:style>
    <style:style style:name="T8" style:family="text">
      <style:text-properties fo:language="en" fo:country="US" officeooo:rsid="003de759"/>
    </style:style>
    <style:style style:name="T9" style:family="text">
      <style:text-properties officeooo:rsid="003c55a8"/>
    </style:style>
    <style:style style:name="T10" style:family="text">
      <style:text-properties officeooo:rsid="003de759"/>
    </style:style>
    <style:style style:name="T11" style:family="text">
      <style:text-properties officeooo:rsid="004229bb"/>
    </style:style>
    <style:style style:name="T12" style:family="text">
      <style:text-properties officeooo:rsid="00441daf"/>
    </style:style>
    <style:style style:name="T13" style:family="text">
      <style:text-properties officeooo:rsid="0048335f"/>
    </style:style>
    <style:style style:name="T14" style:family="text">
      <style:text-properties officeooo:rsid="00489c8b"/>
    </style:style>
    <style:style style:name="T15" style:family="text">
      <style:text-properties officeooo:rsid="004a3f1f"/>
    </style:style>
    <style:style style:name="T16" style:family="text">
      <style:text-properties officeooo:rsid="004bb3b1"/>
    </style:style>
    <style:style style:name="T17" style:family="text">
      <style:text-properties officeooo:rsid="004d5e1e"/>
    </style:style>
    <style:style style:name="T18" style:family="text">
      <style:text-properties officeooo:rsid="004e3a61"/>
    </style:style>
    <style:style style:name="T19" style:family="text">
      <style:text-properties officeooo:rsid="004ef74a"/>
    </style:style>
    <style:style style:name="T20" style:family="text">
      <style:text-properties officeooo:rsid="004fc71a"/>
    </style:style>
    <style:style style:name="T21" style:family="text">
      <style:text-properties officeooo:rsid="0050e6e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>2BWM Configuration File</text:p>
      <text:p text:style-name="P5">Compiled Header <text:span text:style-name="T1">v</text:span><text:span text:style-name="T3">ersus</text:span> <text:span text:style-name="T2">Read at Startup</text:span></text:p>
      <text:p text:style-name="P6"/>
      <text:p text:style-name="P3">Author<text:span text:style-name="T5">(s)</text:span>:</text:p>
      <text:p text:style-name="P3">Zvorky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6">February 2024</text:span></text:p>
      <text:h text:style-name="P1" text:outline-level="1" text:is-list-header="true"><text:span text:style-name="T10">1. </text:span><text:span text:style-name="T4">Proposal</text:span></text:h>
      <text:p text:style-name="P7">2bwm’s user-configurable options are stored in a C header called “config.h”. This is not a good method for a user to configure, as with this method the user must recompile the software always he wants to change some option. Also, the user must deal with a programming language sintax.</text:p>
      <text:p text:style-name="P7">The objective is to achieve an optimized method to make 2bwm more accessible by implementing a file reader at the software startup, allowing the user to edit the configuration file in a simple way without the need to recompile the code and understanding the C programming language.</text:p>
      <text:h text:style-name="P2" text:outline-level="1" text:is-list-header="true"><text:span text:style-name="T10">2. </text:span><text:span text:style-name="T9">Expectation</text:span></text:h>
      <text:p text:style-name="P8">Reading a file from storage do<text:span text:style-name="T14">es</text:span> not performs as <text:span text:style-name="T15">well</text:span> as a compiled header. <text:span text:style-name="T16">S</text:span><text:span text:style-name="T11">tartup </text:span><text:span text:style-name="T13">time </text:span><text:span text:style-name="T11">may be affected. Considering new storage technologies </text:span><text:span text:style-name="T18">such as</text:span><text:span text:style-name="T11"> SATA and M.2 SSDs are </text:span><text:span text:style-name="T18">becoming</text:span><text:span text:style-name="T11"> </text:span><text:span text:style-name="T12">more </text:span><text:span text:style-name="T19">a</text:span><text:span text:style-name="T20">ffordable</text:span><text:span text:style-name="T12"> and the low complexity of the configuration file options, the </text:span><text:span text:style-name="T14">startup performance may not be </text:span><text:span text:style-name="T21">noticeably</text:span><text:span text:style-name="T14"> lowe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Sender" style:family="paragraph" style:parent-style-name="Standard" style:class="extra">
      <style:paragraph-properties fo:margin-top="0cm" fo:margin-bottom="0.106cm" style:contextual-spacing="false" fo:text-align="center" style:justify-single-word="false"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ext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7T09:53:22.765896879</meta:creation-date>
    <meta:generator>LibreOffice/7.6.4.1$Linux_X86_64 LibreOffice_project/60$Build-1</meta:generator>
    <dc:date>2024-02-22T00:44:37.233075181</dc:date>
    <meta:editing-duration>PT31M15S</meta:editing-duration>
    <meta:editing-cycles>17</meta:editing-cycles>
    <meta:document-statistic meta:table-count="0" meta:image-count="0" meta:object-count="0" meta:page-count="2" meta:paragraph-count="10" meta:word-count="163" meta:character-count="988" meta:non-whitespace-character-count="835"/>
  </office:meta>
</office:document-meta>
</file>